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justify" style:justify-single-word="false" fo:hyphenation-ladder-count="no-limit">
        <style:tab-stops>
          <style:tab-stop style:position="9.472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style:text-autospace="none"/>
    </style:style>
    <style:style style:name="P7" style:family="paragraph" style:parent-style-name="Standard">
      <style:paragraph-properties fo:line-height="150%" fo:text-align="end" style:justify-single-word="false" fo:hyphenation-ladder-count="no-limit"/>
      <style:text-properties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justify" style:justify-single-word="false" fo:hyphenation-ladder-count="no-limit"/>
      <style:text-properties fo:color="#ff0000" fo:font-weight="bold" style:font-weight-asian="bold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12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13" style:family="paragraph" style:parent-style-name="Standard" style:master-page-name="Standard">
      <style:paragraph-properties fo:text-align="center" style:justify-single-word="false" style:page-number="auto" style:text-autospace="none"/>
      <style:text-properties fo:language="pt" fo:country="BR" fo:font-weight="bold" style:language-asian="pt" style:country-asian="BR" style:font-weight-asian="bold" style:font-weight-complex="bold"/>
    </style:style>
    <style:style style:name="P14" style:family="paragraph" style:parent-style-name="Standard">
      <style:paragraph-properties fo:margin-left="1.249cm" fo:margin-right="0cm" fo:line-height="150%" fo:text-align="justify" style:justify-single-word="false" fo:hyphenation-ladder-count="no-limit" fo:text-indent="1.249cm" style:auto-text-indent="false"/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Quadro1" text:anchor-type="char" svg:x="12.053cm" svg:y="-6.022cm" svg:width="5.422cm" svg:height="1.295cm" draw:z-index="3"><draw:text-box><text:p text:style-name="P3">SISDOC</text:p><text:p text:style-name="P1"><text:span text:style-name="T1">SR(12)SRFA.</text:span><text:span text:style-name="T4">0000</text:span><text:span text:style-name="T1">/2014-</text:span><text:span text:style-name="T4">01</text:span></text:p></draw:text-box></draw:frame></text:p>
      <text:p text:style-name="P6"><text:span text:style-name="T2"><text:s/></text:span><text:span text:style-name="T1">MEMO/INCRA/SRFA(02)/MA/Nº.</text:span><text:span text:style-name="T4">000</text:span><text:span text:style-name="T1">/2014 <text:s text:c="8"/></text:span></text:p>
      <text:p text:style-name="P7"><text:span text:style-name="T1">São Luís/MA, </text:span><text:span text:style-name="T4">00</text:span><text:span text:style-name="T1"> de </text:span><text:span text:style-name="T4">janeiro</text:span><text:span text:style-name="T1"> de </text:span><text:span text:style-name="T4">2014</text:span><text:span text:style-name="T1">.</text:span></text:p>
      <text:p text:style-name="P4"/>
      <text:p text:style-name="P9">Ao Chefe do Desenvolvimento Humano da SR-12</text:p>
      <text:p text:style-name="P5"><text:tab/></text:p>
      <text:p text:style-name="P4"/>
      <text:p text:style-name="P8">Assunto:<text:span text:style-name="T1"> Alteração de dados</text:span></text:p>
      <text:p text:style-name="P4"/>
      <text:p text:style-name="P8"><text:span text:style-name="T1"><text:s text:c="3"/><text:tab/><text:tab/></text:span></text:p>
      <text:p text:style-name="P8"><text:span text:style-name="T1"><text:tab/><text:tab/></text:span><text:span text:style-name="T4">Senhor Chefe</text:span></text:p>
      <text:p text:style-name="P4"/>
      <text:p text:style-name="P8"><text:span text:style-name="T1">1.<text:tab/><text:tab/></text:span><text:span text:style-name="T3">Solicita-se a alteração dos dados bancários no SIAPE do servidor Eduardo Aguilar de Oliveira, CPF 0000000000, matrícula SIAPE 0000000, conforme solicitação do mesmo por email.</text:span></text:p>
      <text:p text:style-name="P8"><text:span text:style-name="T1">2.<text:tab/><text:tab/></text:span><text:span text:style-name="T3">Solicita-se a alteração dos dados bancários no SIAPE do servidor Eduardo Aguilar de Oliveira, CPF 0000000000, matrícula SIAPE 0000000, conforme solicitação do mesmo por email.</text:span></text:p>
      <text:p text:style-name="P8"><text:span text:style-name="T6">3.</text:span><text:span text:style-name="T5"><text:tab/><text:tab/></text:span><text:span text:style-name="T3">Solicita-se a alteração dos dados bancários no SIAPE do servidor Eduardo Aguilar de Oliveira, CPF 0000000000, matrícula SIAPE 0000000, conforme solicitação do mesmo por email.</text:span></text:p>
      <text:p text:style-name="P4"/>
      <text:p text:style-name="P8"><text:tab/><text:tab/></text:p>
      <text:p text:style-name="P8"><text:tab/><text:tab/><text:tab/></text:p>
      <text:p text:style-name="P8"/>
      <text:p text:style-name="P14">Atenciosament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complex="Calibri" style:font-family-complex="Calibri" style:font-family-generic-complex="swiss" style:font-pitch-complex="variable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onte_20_parág._20_padrão" style:display-name="Fonte parág. padrão" style:family="text"/>
    <style:style style:name="Corpo_20_de_20_texto_20_2_20_Char" style:display-name="Corpo de texto 2 Char" style:family="text" style:parent-style-name="Fonte_20_parág._20_padrão">
      <style:text-properties fo:font-size="12pt" fo:language="pt" fo:country="BR" style:font-size-asian="12pt" style:language-complex="ar" style:country-complex="SA"/>
    </style:style>
    <style:style style:name="Acrônimo_20_HTML" style:display-name="Acrônimo HTML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4.372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42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1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18.182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9.452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0.72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21.992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3.262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4.5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1pt" fo:font-weight="bold" style:font-size-asian="11pt" style:font-weight-asian="bold" style:font-size-complex="11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bottom="1.901cm" style:dynamic-spacing="true"/>
      </style:header-style>
      <style:footer-style>
        <style:header-footer-properties fo:min-height="1.499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3"><text:span text:style-name="MT1">Divisão Estadual de Regularização Fundiária da Amazônia Legal – SRFA(02)MA</text:span></text:p>
        <text:p text:style-name="MP3"><text:span text:style-name="MT2">Av. Santos Dumont, nº. 18. Bairro: Anil. São Luís-MA. CEP.: 65046-660 </text:span></text:p>
        <text:p text:style-name="MP3"><text:span text:style-name="MT2">Fone/fax: 98-3244-1500</text:span></text:p>
        <text:p text:style-name="MP4">http://portal.mda.gov.br/terralegal/</text:p>
        <text:p text:style-name="Header"/>
      </style:header>
      <style:footer>
        <text:p text:style-name="Footer"><draw:frame draw:style-name="Mfr1" draw:name="figuras1" text:anchor-type="as-char" svg:width="1.916cm" svg:height="1.468cm" draw:z-index="0"><draw:image xlink:href="Pictures/10000000000001A10000013D1C1E7294.jpg" xlink:type="simple" xlink:show="embed" xlink:actuate="onLoad"/></draw:frame> <text:s text:c="94"/><text:span text:style-name="MT3"><draw:frame draw:style-name="Mfr1" draw:name="figuras2" text:anchor-type="as-char" svg:width="2.912cm" svg:height="1.434cm" draw:z-index="1"><draw:image xlink:href="Pictures/100000000000008A00000044DDD4D540.jpg" xlink:type="simple" xlink:show="embed" xlink:actuate="onLoad"/></draw:frame></text:span> <text:s text:c="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delvair.rodrigues</meta:initial-creator>
    <meta:creation-date>2014-01-29T16:26:00</meta:creation-date>
    <dc:creator>waldenilson.carneiro</dc:creator>
    <dc:date>2014-02-10T12:10:00</dc:date>
    <meta:print-date>2013-01-04T16:33:00</meta:print-date>
    <meta:editing-cycles>22</meta:editing-cycles>
    <meta:editing-duration>PT20M</meta:editing-duration>
    <meta:document-statistic meta:table-count="0" meta:image-count="3" meta:object-count="0" meta:page-count="1" meta:paragraph-count="24" meta:word-count="144" meta:character-count="1294" meta:non-whitespace-character-count="956"/>
    <meta:generator>LibreOffice/4.1.4.2$Windows_x86 LibreOffice_project/0a0440ccc0227ad9829de5f46be37cfb6edcf72</meta:generator>
  </office:meta>
</office:document-meta>
</file>